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AB00000A3CF2F7E7AF6614AC84.tif" manifest:media-type="image/tiff"/>
  <manifest:file-entry manifest:full-path="Pictures/1000000000000DAB00000A3C5542FFFF49409999.tif" manifest:media-type="image/tiff"/>
  <manifest:file-entry manifest:full-path="Pictures/1000000000000DAB00000A3C9C75CEE10CE31A83.tif" manifest:media-type="image/tiff"/>
  <manifest:file-entry manifest:full-path="Pictures/1000000000000DAB00000A3C4E27B972491EE953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89cm" svg:height="6.858cm" svg:x="1.42cm" svg:y="0.568cm">
          <draw:image xlink:href="Pictures/1000000000000DAB00000A3C4E27B972491EE953.tif" xlink:type="simple" xlink:show="embed" xlink:actuate="onLoad" loext:mime-type="image/tiff">
            <text:p/>
          </draw:image>
        </draw:frame>
        <draw:frame draw:style-name="gr1" draw:text-style-name="P1" draw:layer="layout" svg:width="8.89cm" svg:height="6.858cm" svg:x="9.716cm" svg:y="0.559cm">
          <draw:image xlink:href="Pictures/1000000000000DAB00000A3C9C75CEE10CE31A83.tif" xlink:type="simple" xlink:show="embed" xlink:actuate="onLoad" loext:mime-type="image/tiff">
            <text:p/>
          </draw:image>
        </draw:frame>
        <draw:frame draw:style-name="gr1" draw:text-style-name="P1" draw:layer="layout" svg:width="8.89cm" svg:height="6.858cm" svg:x="1.422cm" svg:y="7.413cm">
          <draw:image xlink:href="Pictures/1000000000000DAB00000A3CF2F7E7AF6614AC84.tif" xlink:type="simple" xlink:show="embed" xlink:actuate="onLoad" loext:mime-type="image/tiff">
            <text:p/>
          </draw:image>
        </draw:frame>
        <draw:frame draw:style-name="gr1" draw:text-style-name="P1" draw:layer="layout" svg:width="8.89cm" svg:height="6.858cm" svg:x="9.728cm" svg:y="7.417cm">
          <draw:image xlink:href="Pictures/1000000000000DAB00000A3C5542FFFF49409999.tif" xlink:type="simple" xlink:show="embed" xlink:actuate="onLoad" loext:mime-type="image/tiff">
            <text:p/>
          </draw:image>
        </draw:frame>
        <draw:frame draw:style-name="gr2" draw:text-style-name="P3" draw:layer="layout" svg:width="1.524cm" svg:height="0.725cm" svg:x="2.286cm" svg:y="0.508cm">
          <draw:text-box>
            <text:p text:style-name="P2">A</text:p>
          </draw:text-box>
        </draw:frame>
        <draw:frame draw:style-name="gr2" draw:text-style-name="P3" draw:layer="layout" svg:width="1.524cm" svg:height="0.725cm" svg:x="10.568cm" svg:y="0.508cm">
          <draw:text-box>
            <text:p text:style-name="P2">B</text:p>
          </draw:text-box>
        </draw:frame>
        <draw:frame draw:style-name="gr2" draw:text-style-name="P3" draw:layer="layout" svg:width="1.524cm" svg:height="0.725cm" svg:x="2.286cm" svg:y="7.349cm">
          <draw:text-box>
            <text:p text:style-name="P2">C</text:p>
          </draw:text-box>
        </draw:frame>
        <draw:frame draw:style-name="gr2" draw:text-style-name="P3" draw:layer="layout" svg:width="1.524cm" svg:height="0.725cm" svg:x="10.568cm" svg:y="7.349cm">
          <draw:text-box>
            <text:p text:style-name="P2">D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3:36:51.466121797</meta:creation-date>
    <dc:date>2022-08-21T19:38:21.146347574</dc:date>
    <meta:editing-duration>PT1H26S</meta:editing-duration>
    <meta:editing-cycles>2</meta:editing-cycles>
    <meta:generator>LibreOffice/6.4.7.2$Linux_X86_64 LibreOffice_project/40$Build-2</meta:generator>
    <meta:document-statistic meta:object-count="31"/>
  </office:meta>
</office:document-meta>
</file>